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 text:name="empty-setup-new-repo-echo"/>echo "# arduin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mriirsfbd/arduino.git</text:p>
      <text:p text:style-name="P1">git push -u origin ma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6:30.415700957</meta:creation-date>
    <dc:date>2021-04-27T15:06:48.152467315</dc:date>
    <meta:editing-duration>PT18S</meta:editing-duration>
    <meta:editing-cycles>1</meta:editing-cycles>
    <meta:document-statistic meta:table-count="0" meta:image-count="0" meta:object-count="0" meta:page-count="1" meta:paragraph-count="7" meta:word-count="29" meta:character-count="185" meta:non-whitespace-character-count="163"/>
    <meta:generator>LibreOffice/6.0.7.3$Linux_X86_64 LibreOffice_project/00m0$Build-3</meta:generator>
  </office:meta>
</office:document-meta>
</file>